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letter-kerning="true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letter-kerning="true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italic" fo:font-weight="bold" style:letter-kerning="true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fo:font-weight="bold" style:letter-kerning="true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letter-kerning="true" style:font-size-asian="40pt" style:font-weight-asian="bold" style:font-size-complex="40pt" style:font-weight-complex="bold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9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letter-kerning="true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puntes dispositivas TFG Gimeno</text:p>
      <text:p text:style-name="P1"/>
      <text:p text:style-name="P10"/>
      <text:p text:style-name="Standard"/>
      <text:p text:style-name="P2">jhwkjhflk</text:p>
      <text:p text:style-name="P2"/>
      <text:p text:style-name="P5">BUSCAR SI HAY COMENTARIOS ESCONDIDOS EN LAS DIAPOSITIVAS</text:p>
      <text:p text:style-name="P11"/>
      <text:p text:style-name="P11">Objetivos</text:p>
      <text:p text:style-name="P2"/>
      <text:p text:style-name="P2">hfjehkfj</text:p>
      <text:p text:style-name="P2"/>
      <text:p text:style-name="P2"/>
      <text:p text:style-name="P2"/>
      <text:p text:style-name="P11">Materiales y métodos</text:p>
      <text:p text:style-name="P2"/>
      <text:p text:style-name="P2">fhekjhfe</text:p>
      <text:p text:style-name="P2"/>
      <text:p text:style-name="P2"/>
      <text:p text:style-name="P11">Resultados</text:p>
      <text:p text:style-name="P2"/>
      <text:p text:style-name="P2">kjhfkjeh</text:p>
      <text:p text:style-name="P2"/>
      <text:p text:style-name="P2"/>
      <text:p text:style-name="P2"/>
      <text:p text:style-name="P2"/>
      <text:p text:style-name="P11">Compendio dudas</text:p>
      <text:p text:style-name="P2"/>
      <text:p text:style-name="P2">Por hacer</text:p>
      <text:list xml:id="list402495890330061811" text:style-name="L5">
        <text:list-item>
          <text:p text:style-name="P18">e</text:p>
        </text:list-item>
        <text:list-item>
          <text:p text:style-name="P18">e</text:p>
        </text:list-item>
        <text:list-item>
          <text:p text:style-name="P18">e</text:p>
        </text:list-item>
        <text:list-item>
          <text:p text:style-name="P18">e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Liberation Serif" style:font-size-asian="12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5-16T11:10:09.87</dc:date>
    <meta:editing-duration>P2DT6H44M30S</meta:editing-duration>
    <meta:editing-cycles>993</meta:editing-cycles>
    <meta:document-statistic meta:table-count="0" meta:image-count="0" meta:object-count="0" meta:page-count="1" meta:paragraph-count="15" meta:word-count="33" meta:character-count="191"/>
  </office:meta>
</office:document-meta>
</file>